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textarea-vertical-align="middle" fo:background-color="#ece9d8" loext:decorative="false"/>
      <style:text-properties fo:color="#000000" style:text-line-through-style="none" style:text-line-through-type="none" fo:font-size="10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Calcular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Standard.Module1.GerarDecimal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2.579cm" svg:height="0.877cm" svg:x="11.065cm" svg:y="3.558cm" draw:control="control1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default-cell-style-name="ce1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ata</text:p>
          </table:table-cell>
          <table:table-cell table:style-name="ce7" table:formula="of:=TODAY()" office:value-type="date" office:date-value="2025-10-14" calcext:value-type="date">
            <text:p>14/10/25</text:p>
          </table:table-cell>
          <table:table-cell/>
          <table:table-cell table:style-name="ce5" office:value-type="string" calcext:value-type="string">
            <text:p>Tipo Taxa</text:p>
          </table:table-cell>
          <table:table-cell table:style-name="ce3" office:value-type="string" calcext:value-type="string">
            <text:p>Pré-Fixada</text:p>
          </table:table-cell>
        </table:table-row>
        <table:table-row table:style-name="ro1">
          <table:table-cell/>
          <table:table-cell table:style-name="ce5" office:value-type="string" calcext:value-type="string">
            <text:p>Valor</text:p>
          </table:table-cell>
          <table:table-cell table:style-name="ce8" office:value-type="currency" office:currency="BRL" office:value="1000000" calcext:value-type="currency">
            <text:p>R$ 1.000.000,00</text:p>
          </table:table-cell>
          <table:table-cell/>
          <table:table-cell table:style-name="ce5" office:value-type="string" calcext:value-type="string">
            <text:p>Custo</text:p>
          </table:table-cell>
          <table:table-cell table:style-name="ce11" office:value-type="percentage" office:value="0.126299412774878" calcext:value-type="percentage">
            <text:p>12,63%</text:p>
          </table:table-cell>
        </table:table-row>
        <table:table-row table:style-name="ro1">
          <table:table-cell/>
          <table:table-cell table:style-name="ce5" office:value-type="string" calcext:value-type="string">
            <text:p>Fluxo Regular</text:p>
          </table:table-cell>
          <table:table-cell table:style-name="ce9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Qtd Parcelas</text:p>
          </table:table-cell>
          <table:table-cell table:style-name="ce9" office:value-type="string" calcext:value-type="string">
            <text:p>N/A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eriodicidade</text:p>
          </table:table-cell>
          <table:table-cell table:style-name="ce9"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rencia</text:p>
          </table:table-cell>
          <table:table-cell table:style-name="ce9" office:value-type="string" calcext:value-type="string">
            <text:p>N/A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Juros</text:p>
          </table:table-cell>
          <table:table-cell table:style-name="ce2" office:value-type="string" calcext:value-type="string">
            <text:p>Parcelas</text:p>
          </table:table-cell>
          <table:table-cell/>
        </table:table-row>
        <table:table-row table:style-name="ro1">
          <table:table-cell table:style-name="ce3" table:formula="of:=IF(([.B13]-[.$C$3])&gt;0; [.B13]-[.$C$3]; &quot; &quot;)" office:value-type="float" office:value="147" calcext:value-type="float">
            <text:p>147</text:p>
          </table:table-cell>
          <table:table-cell table:style-name="ce6" office:value-type="string" calcext:value-type="string">
            <text:p>10/03/26</text:p>
          </table:table-cell>
          <table:table-cell table:style-name="ce8" office:value-type="currency" office:currency="BRL" office:value="250000" calcext:value-type="currency">
            <text:p>R$ 250.000,00</text:p>
          </table:table-cell>
          <table:table-cell table:style-name="ce8" table:formula="of:=IF(([.C13]&gt;0); [.C13]*[.$F$4]; &quot;&quot;)" office:value-type="currency" office:currency="BRL" office:value="31574.8531937194" calcext:value-type="currency">
            <text:p>R$ 31.574,85</text:p>
          </table:table-cell>
          <table:table-cell table:style-name="ce8" table:formula="of:=IF(([.D13]+[.C13])&gt;0; [.D13]+[.C13]; &quot; &quot;)" office:value-type="currency" office:currency="BRL" office:value="281574.853193719" calcext:value-type="currency">
            <text:p>R$ 281.574,85</text:p>
          </table:table-cell>
          <table:table-cell/>
        </table:table-row>
        <table:table-row table:style-name="ro1">
          <table:table-cell table:style-name="ce3" table:formula="of:=IF(([.B14]-[.$C$3])&gt;0; [.B14]-[.$C$3]; &quot; &quot;)" office:value-type="float" office:value="237" calcext:value-type="float">
            <text:p>237</text:p>
          </table:table-cell>
          <table:table-cell table:style-name="ce6" office:value-type="string" calcext:value-type="string">
            <text:p>08/06/26</text:p>
          </table:table-cell>
          <table:table-cell table:style-name="ce8" office:value-type="currency" office:currency="BRL" office:value="250000" calcext:value-type="currency">
            <text:p>R$ 250.000,00</text:p>
          </table:table-cell>
          <table:table-cell table:style-name="ce8" table:formula="of:=IF(([.C14]&gt;0); [.C14]*[.$F$4]; &quot;&quot;)" office:value-type="currency" office:currency="BRL" office:value="31574.8531937194" calcext:value-type="currency">
            <text:p>R$ 31.574,85</text:p>
          </table:table-cell>
          <table:table-cell table:style-name="ce8" table:formula="of:=IF(([.D14]+[.C14])&gt;0; [.D14]+[.C14]; &quot; &quot;)" office:value-type="currency" office:currency="BRL" office:value="281574.853193719" calcext:value-type="currency">
            <text:p>R$ 281.574,85</text:p>
          </table:table-cell>
          <table:table-cell/>
        </table:table-row>
        <table:table-row table:style-name="ro1">
          <table:table-cell table:style-name="ce3" table:formula="of:=IF(([.B15]-[.$C$3])&gt;0; [.B15]-[.$C$3]; &quot; &quot;)" office:value-type="float" office:value="327" calcext:value-type="float">
            <text:p>327</text:p>
          </table:table-cell>
          <table:table-cell table:style-name="ce6" office:value-type="string" calcext:value-type="string">
            <text:p>06/09/26</text:p>
          </table:table-cell>
          <table:table-cell table:style-name="ce8" office:value-type="currency" office:currency="BRL" office:value="250000" calcext:value-type="currency">
            <text:p>R$ 250.000,00</text:p>
          </table:table-cell>
          <table:table-cell table:style-name="ce8" table:formula="of:=IF(([.C15]&gt;0); [.C15]*[.$F$4]; &quot;&quot;)" office:value-type="currency" office:currency="BRL" office:value="31574.8531937194" calcext:value-type="currency">
            <text:p>R$ 31.574,85</text:p>
          </table:table-cell>
          <table:table-cell table:style-name="ce8" table:formula="of:=IF(([.D15]+[.C15])&gt;0; [.D15]+[.C15]; &quot; &quot;)" office:value-type="currency" office:currency="BRL" office:value="281574.853193719" calcext:value-type="currency">
            <text:p>R$ 281.574,85</text:p>
          </table:table-cell>
          <table:table-cell/>
        </table:table-row>
        <table:table-row table:style-name="ro1">
          <table:table-cell table:style-name="ce3" table:formula="of:=IF(([.B16]-[.$C$3])&gt;0; [.B16]-[.$C$3]; &quot; &quot;)" office:value-type="float" office:value="417" calcext:value-type="float">
            <text:p>417</text:p>
          </table:table-cell>
          <table:table-cell table:style-name="ce6" office:value-type="string" calcext:value-type="string">
            <text:p>05/12/26</text:p>
          </table:table-cell>
          <table:table-cell table:style-name="ce8" office:value-type="currency" office:currency="BRL" office:value="250000" calcext:value-type="currency">
            <text:p>R$ 250.000,00</text:p>
          </table:table-cell>
          <table:table-cell table:style-name="ce8" table:formula="of:=IF(([.C16]&gt;0); [.C16]*[.$F$4]; &quot;&quot;)" office:value-type="currency" office:currency="BRL" office:value="31574.8531937194" calcext:value-type="currency">
            <text:p>R$ 31.574,85</text:p>
          </table:table-cell>
          <table:table-cell table:style-name="ce8" table:formula="of:=IF(([.D16]+[.C16])&gt;0; [.D16]+[.C16]; &quot; &quot;)" office:value-type="currency" office:currency="BRL" office:value="281574.853193719" calcext:value-type="currency">
            <text:p>R$ 281.574,85</text:p>
          </table:table-cell>
          <table:table-cell/>
        </table:table-row>
        <table:table-row table:style-name="ro1">
          <table:table-cell table:style-name="ce4" table:formula="of:=IF(([.B17]-[.$C$3])&gt;0; [.B17]-[.$C$3]; &quot; &quot;)" office:value-type="string" office:string-value=" " calcext:value-type="string">
            <text:p><text:s/></text:p>
          </table:table-cell>
          <table:table-cell table:style-name="ce7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17]&gt;0); [.C17]*[.$F$4]; &quot;&quot;)">
            <text:p/>
          </table:table-cell>
          <table:table-cell table:style-name="ce8" table:formula="of:=IFERROR(IF(([.D17]+[.C17])&gt;0; [.D17]+[.C17]; &quot; &quot;);&quot;&quot;)">
            <text:p/>
          </table:table-cell>
          <table:table-cell/>
        </table:table-row>
        <table:table-row table:style-name="ro1">
          <table:table-cell table:style-name="ce3" table:formula="of:=IF(([.B18]-[.$C$3])&gt;0; [.B18]-[.$C$3]; &quot; &quot;)" office:value-type="string" office:string-value=" " calcext:value-type="string">
            <text:p><text:s/></text:p>
          </table:table-cell>
          <table:table-cell table:style-name="ce7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18]&gt;0); [.C18]*[.$F$4]; &quot;&quot;)">
            <text:p/>
          </table:table-cell>
          <table:table-cell table:style-name="ce8" table:formula="of:=IFERROR(IF(([.D18]+[.C18])&gt;0; [.D18]+[.C18]; &quot; &quot;);&quot;&quot;)">
            <text:p/>
          </table:table-cell>
          <table:table-cell/>
        </table:table-row>
        <table:table-row table:style-name="ro1">
          <table:table-cell table:style-name="ce3" table:formula="of:=IF(([.B19]-[.$C$3])&gt;0; [.B19]-[.$C$3]; &quot; &quot;)" office:value-type="string" office:string-value=" " calcext:value-type="string">
            <text:p><text:s/></text:p>
          </table:table-cell>
          <table:table-cell table:style-name="ce7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19]&gt;0); [.C19]*[.$F$4]; &quot;&quot;)">
            <text:p/>
          </table:table-cell>
          <table:table-cell table:style-name="ce8" table:formula="of:=IFERROR(IF(([.D19]+[.C19])&gt;0; [.D19]+[.C19]; &quot; &quot;);&quot;&quot;)">
            <text:p/>
          </table:table-cell>
          <table:table-cell/>
        </table:table-row>
        <table:table-row table:style-name="ro1">
          <table:table-cell table:style-name="ce3" table:formula="of:=IF(([.B20]-[.$C$3])&gt;0; [.B20]-[.$C$3]; &quot; &quot;)" office:value-type="string" office:string-value=" " calcext:value-type="string">
            <text:p><text:s/></text:p>
          </table:table-cell>
          <table:table-cell table:style-name="ce7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0]&gt;0); [.C20]*[.$F$4]; &quot;&quot;)">
            <text:p/>
          </table:table-cell>
          <table:table-cell table:style-name="ce8" table:formula="of:=IFERROR(IF(([.D20]+[.C20])&gt;0; [.D20]+[.C20]; &quot; &quot;);&quot;&quot;)">
            <text:p/>
          </table:table-cell>
          <table:table-cell/>
        </table:table-row>
        <table:table-row table:style-name="ro1">
          <table:table-cell table:style-name="ce3" table:formula="of:=IF(([.B21]-[.$C$3])&gt;0; [.B21]-[.$C$3]; &quot; &quot;)" office:value-type="string" office:string-value=" " calcext:value-type="string">
            <text:p><text:s/></text:p>
          </table:table-cell>
          <table:table-cell table:style-name="ce7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1]&gt;0); [.C21]*[.$F$4]; &quot;&quot;)">
            <text:p/>
          </table:table-cell>
          <table:table-cell table:style-name="ce8" table:formula="of:=IFERROR(IF(([.D21]+[.C21])&gt;0; [.D21]+[.C21]; &quot; &quot;);&quot;&quot;)">
            <text:p/>
          </table:table-cell>
          <table:table-cell/>
        </table:table-row>
        <table:table-row table:style-name="ro1">
          <table:table-cell table:style-name="ce3" table:formula="of:=IF(([.B22]-[.$C$3])&gt;0; [.B22]-[.$C$3]; &quot; &quot;)" office:value-type="string" office:string-value=" " calcext:value-type="string">
            <text:p><text:s/></text:p>
          </table:table-cell>
          <table:table-cell table:style-name="ce7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2]&gt;0); [.C22]*[.$F$4]; &quot;&quot;)">
            <text:p/>
          </table:table-cell>
          <table:table-cell table:style-name="ce8" table:formula="of:=IFERROR(IF(([.D22]+[.C22])&gt;0; [.D22]+[.C22]; &quot; &quot;);&quot;&quot;)">
            <text:p/>
          </table:table-cell>
          <table:table-cell/>
        </table:table-row>
        <table:table-row table:style-name="ro1">
          <table:table-cell table:style-name="ce3" table:formula="of:=IF(([.B23]-[.$C$3])&gt;0; [.B23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3]&gt;0); [.C23]*[.$F$4]; &quot;&quot;)">
            <text:p/>
          </table:table-cell>
          <table:table-cell table:style-name="ce8" table:formula="of:=IFERROR(IF(([.D23]+[.C23])&gt;0; [.D23]+[.C23]; &quot; &quot;);&quot;&quot;)">
            <text:p/>
          </table:table-cell>
          <table:table-cell/>
        </table:table-row>
        <table:table-row table:style-name="ro1">
          <table:table-cell table:style-name="ce3" table:formula="of:=IF(([.B24]-[.$C$3])&gt;0; [.B24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4]&gt;0); [.C24]*[.$F$4]; &quot;&quot;)">
            <text:p/>
          </table:table-cell>
          <table:table-cell table:style-name="ce8" table:formula="of:=IFERROR(IF(([.D24]+[.C24])&gt;0; [.D24]+[.C24]; &quot; &quot;);&quot;&quot;)">
            <text:p/>
          </table:table-cell>
          <table:table-cell/>
        </table:table-row>
        <table:table-row table:style-name="ro1">
          <table:table-cell table:style-name="ce3" table:formula="of:=IF(([.B25]-[.$C$3])&gt;0; [.B25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5]&gt;0); [.C25]*[.$F$4]; &quot;&quot;)">
            <text:p/>
          </table:table-cell>
          <table:table-cell table:style-name="ce8" table:formula="of:=IFERROR(IF(([.D25]+[.C25])&gt;0; [.D25]+[.C25]; &quot; &quot;);&quot;&quot;)">
            <text:p/>
          </table:table-cell>
          <table:table-cell/>
        </table:table-row>
        <table:table-row table:style-name="ro1">
          <table:table-cell table:style-name="ce3" table:formula="of:=IF(([.B26]-[.$C$3])&gt;0; [.B26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6]&gt;0); [.C26]*[.$F$4]; &quot;&quot;)">
            <text:p/>
          </table:table-cell>
          <table:table-cell table:style-name="ce8" table:formula="of:=IFERROR(IF(([.D26]+[.C26])&gt;0; [.D26]+[.C26]; &quot; &quot;);&quot;&quot;)">
            <text:p/>
          </table:table-cell>
          <table:table-cell/>
        </table:table-row>
        <table:table-row table:style-name="ro1">
          <table:table-cell table:style-name="ce3" table:formula="of:=IF(([.B27]-[.$C$3])&gt;0; [.B27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7]&gt;0); [.C27]*[.$F$4]; &quot;&quot;)">
            <text:p/>
          </table:table-cell>
          <table:table-cell table:style-name="ce8" table:formula="of:=IFERROR(IF(([.D27]+[.C27])&gt;0; [.D27]+[.C27]; &quot; &quot;);&quot;&quot;)">
            <text:p/>
          </table:table-cell>
          <table:table-cell/>
        </table:table-row>
        <table:table-row table:style-name="ro1">
          <table:table-cell table:style-name="ce3" table:formula="of:=IF(([.B28]-[.$C$3])&gt;0; [.B28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8]&gt;0); [.C28]*[.$F$4]; &quot;&quot;)">
            <text:p/>
          </table:table-cell>
          <table:table-cell table:style-name="ce8" table:formula="of:=IFERROR(IF(([.D28]+[.C28])&gt;0; [.D28]+[.C28]; &quot; &quot;);&quot;&quot;)">
            <text:p/>
          </table:table-cell>
          <table:table-cell/>
        </table:table-row>
        <table:table-row table:style-name="ro1">
          <table:table-cell table:style-name="ce3" table:formula="of:=IF(([.B29]-[.$C$3])&gt;0; [.B29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29]&gt;0); [.C29]*[.$F$4]; &quot;&quot;)">
            <text:p/>
          </table:table-cell>
          <table:table-cell table:style-name="ce8" table:formula="of:=IFERROR(IF(([.D29]+[.C29])&gt;0; [.D29]+[.C29]; &quot; &quot;);&quot;&quot;)">
            <text:p/>
          </table:table-cell>
          <table:table-cell/>
        </table:table-row>
        <table:table-row table:style-name="ro1">
          <table:table-cell table:style-name="ce3" table:formula="of:=IF(([.B30]-[.$C$3])&gt;0; [.B30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0]&gt;0); [.C30]*[.$F$4]; &quot;&quot;)">
            <text:p/>
          </table:table-cell>
          <table:table-cell table:style-name="ce8" table:formula="of:=IFERROR(IF(([.D30]+[.C30])&gt;0; [.D30]+[.C30]; &quot; &quot;);&quot;&quot;)">
            <text:p/>
          </table:table-cell>
          <table:table-cell/>
        </table:table-row>
        <table:table-row table:style-name="ro1">
          <table:table-cell table:style-name="ce3" table:formula="of:=IF(([.B31]-[.$C$3])&gt;0; [.B31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1]&gt;0); [.C31]*[.$F$4]; &quot;&quot;)">
            <text:p/>
          </table:table-cell>
          <table:table-cell table:style-name="ce8" table:formula="of:=IFERROR(IF(([.D31]+[.C31])&gt;0; [.D31]+[.C31]; &quot; &quot;);&quot;&quot;)">
            <text:p/>
          </table:table-cell>
          <table:table-cell/>
        </table:table-row>
        <table:table-row table:style-name="ro1">
          <table:table-cell table:style-name="ce3" table:formula="of:=IF(([.B32]-[.$C$3])&gt;0; [.B32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2]&gt;0); [.C32]*[.$F$4]; &quot;&quot;)">
            <text:p/>
          </table:table-cell>
          <table:table-cell table:style-name="ce8" table:formula="of:=IFERROR(IF(([.D32]+[.C32])&gt;0; [.D32]+[.C32]; &quot; &quot;);&quot;&quot;)">
            <text:p/>
          </table:table-cell>
          <table:table-cell/>
        </table:table-row>
        <table:table-row table:style-name="ro1">
          <table:table-cell table:style-name="ce3" table:formula="of:=IF(([.B33]-[.$C$3])&gt;0; [.B33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3]&gt;0); [.C33]*[.$F$4]; &quot;&quot;)">
            <text:p/>
          </table:table-cell>
          <table:table-cell table:style-name="ce8" table:formula="of:=IFERROR(IF(([.D33]+[.C33])&gt;0; [.D33]+[.C33]; &quot; &quot;);&quot;&quot;)">
            <text:p/>
          </table:table-cell>
          <table:table-cell/>
        </table:table-row>
        <table:table-row table:style-name="ro1">
          <table:table-cell table:style-name="ce3" table:formula="of:=IF(([.B34]-[.$C$3])&gt;0; [.B34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4]&gt;0); [.C34]*[.$F$4]; &quot;&quot;)">
            <text:p/>
          </table:table-cell>
          <table:table-cell table:style-name="ce8" table:formula="of:=IFERROR(IF(([.D34]+[.C34])&gt;0; [.D34]+[.C34]; &quot; &quot;);&quot;&quot;)">
            <text:p/>
          </table:table-cell>
          <table:table-cell/>
        </table:table-row>
        <table:table-row table:style-name="ro1">
          <table:table-cell table:style-name="ce3" table:formula="of:=IF(([.B35]-[.$C$3])&gt;0; [.B35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5]&gt;0); [.C35]*[.$F$4]; &quot;&quot;)">
            <text:p/>
          </table:table-cell>
          <table:table-cell table:style-name="ce8" table:formula="of:=IFERROR(IF(([.D35]+[.C35])&gt;0; [.D35]+[.C35]; &quot; &quot;);&quot;&quot;)">
            <text:p/>
          </table:table-cell>
          <table:table-cell/>
        </table:table-row>
        <table:table-row table:style-name="ro1">
          <table:table-cell table:style-name="ce3" table:formula="of:=IF(([.B36]-[.$C$3])&gt;0; [.B36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6]&gt;0); [.C36]*[.$F$4]; &quot;&quot;)">
            <text:p/>
          </table:table-cell>
          <table:table-cell table:style-name="ce8" table:formula="of:=IFERROR(IF(([.D36]+[.C36])&gt;0; [.D36]+[.C36]; &quot; &quot;);&quot;&quot;)">
            <text:p/>
          </table:table-cell>
          <table:table-cell/>
        </table:table-row>
        <table:table-row table:style-name="ro1">
          <table:table-cell table:style-name="ce3" table:formula="of:=IF(([.B37]-[.$C$3])&gt;0; [.B37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7]&gt;0); [.C37]*[.$F$4]; &quot;&quot;)">
            <text:p/>
          </table:table-cell>
          <table:table-cell table:style-name="ce8" table:formula="of:=IFERROR(IF(([.D37]+[.C37])&gt;0; [.D37]+[.C37]; &quot; &quot;);&quot;&quot;)">
            <text:p/>
          </table:table-cell>
          <table:table-cell/>
        </table:table-row>
        <table:table-row table:style-name="ro1">
          <table:table-cell table:style-name="ce3" table:formula="of:=IF(([.B38]-[.$C$3])&gt;0; [.B38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8]&gt;0); [.C38]*[.$F$4]; &quot;&quot;)">
            <text:p/>
          </table:table-cell>
          <table:table-cell table:style-name="ce8" table:formula="of:=IFERROR(IF(([.D38]+[.C38])&gt;0; [.D38]+[.C38]; &quot; &quot;);&quot;&quot;)">
            <text:p/>
          </table:table-cell>
          <table:table-cell/>
        </table:table-row>
        <table:table-row table:style-name="ro1">
          <table:table-cell table:style-name="ce3" table:formula="of:=IF(([.B39]-[.$C$3])&gt;0; [.B39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39]&gt;0); [.C39]*[.$F$4]; &quot;&quot;)">
            <text:p/>
          </table:table-cell>
          <table:table-cell table:style-name="ce8" table:formula="of:=IFERROR(IF(([.D39]+[.C39])&gt;0; [.D39]+[.C39]; &quot; &quot;);&quot;&quot;)">
            <text:p/>
          </table:table-cell>
          <table:table-cell/>
        </table:table-row>
        <table:table-row table:style-name="ro1">
          <table:table-cell table:style-name="ce3" table:formula="of:=IF(([.B40]-[.$C$3])&gt;0; [.B40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0]&gt;0); [.C40]*[.$F$4]; &quot;&quot;)">
            <text:p/>
          </table:table-cell>
          <table:table-cell table:style-name="ce8" table:formula="of:=IFERROR(IF(([.D40]+[.C40])&gt;0; [.D40]+[.C40]; &quot; &quot;);&quot;&quot;)">
            <text:p/>
          </table:table-cell>
          <table:table-cell/>
        </table:table-row>
        <table:table-row table:style-name="ro1">
          <table:table-cell table:style-name="ce3" table:formula="of:=IF(([.B41]-[.$C$3])&gt;0; [.B41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1]&gt;0); [.C41]*[.$F$4]; &quot;&quot;)">
            <text:p/>
          </table:table-cell>
          <table:table-cell table:style-name="ce8" table:formula="of:=IFERROR(IF(([.D41]+[.C41])&gt;0; [.D41]+[.C41]; &quot; &quot;);&quot;&quot;)">
            <text:p/>
          </table:table-cell>
          <table:table-cell/>
        </table:table-row>
        <table:table-row table:style-name="ro1">
          <table:table-cell table:style-name="ce3" table:formula="of:=IF(([.B42]-[.$C$3])&gt;0; [.B42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2]&gt;0); [.C42]*[.$F$4]; &quot;&quot;)">
            <text:p/>
          </table:table-cell>
          <table:table-cell table:style-name="ce8" table:formula="of:=IFERROR(IF(([.D42]+[.C42])&gt;0; [.D42]+[.C42]; &quot; &quot;);&quot;&quot;)">
            <text:p/>
          </table:table-cell>
          <table:table-cell/>
        </table:table-row>
        <table:table-row table:style-name="ro1">
          <table:table-cell table:style-name="ce3" table:formula="of:=IF(([.B43]-[.$C$3])&gt;0; [.B43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3]&gt;0); [.C43]*[.$F$4]; &quot;&quot;)">
            <text:p/>
          </table:table-cell>
          <table:table-cell table:style-name="ce8" table:formula="of:=IFERROR(IF(([.D43]+[.C43])&gt;0; [.D43]+[.C43]; &quot; &quot;);&quot;&quot;)">
            <text:p/>
          </table:table-cell>
          <table:table-cell/>
        </table:table-row>
        <table:table-row table:style-name="ro1">
          <table:table-cell table:style-name="ce3" table:formula="of:=IF(([.B44]-[.$C$3])&gt;0; [.B44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4]&gt;0); [.C44]*[.$F$4]; &quot;&quot;)">
            <text:p/>
          </table:table-cell>
          <table:table-cell table:style-name="ce8" table:formula="of:=IFERROR(IF(([.D44]+[.C44])&gt;0; [.D44]+[.C44]; &quot; &quot;);&quot;&quot;)">
            <text:p/>
          </table:table-cell>
          <table:table-cell/>
        </table:table-row>
        <table:table-row table:style-name="ro1">
          <table:table-cell table:style-name="ce3" table:formula="of:=IF(([.B45]-[.$C$3])&gt;0; [.B45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5]&gt;0); [.C45]*[.$F$4]; &quot;&quot;)">
            <text:p/>
          </table:table-cell>
          <table:table-cell table:style-name="ce8" table:formula="of:=IFERROR(IF(([.D45]+[.C45])&gt;0; [.D45]+[.C45]; &quot; &quot;);&quot;&quot;)">
            <text:p/>
          </table:table-cell>
          <table:table-cell/>
        </table:table-row>
        <table:table-row table:style-name="ro1">
          <table:table-cell table:style-name="ce3" table:formula="of:=IF(([.B46]-[.$C$3])&gt;0; [.B46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6]&gt;0); [.C46]*[.$F$4]; &quot;&quot;)">
            <text:p/>
          </table:table-cell>
          <table:table-cell table:style-name="ce8" table:formula="of:=IFERROR(IF(([.D46]+[.C46])&gt;0; [.D46]+[.C46]; &quot; &quot;);&quot;&quot;)">
            <text:p/>
          </table:table-cell>
          <table:table-cell/>
        </table:table-row>
        <table:table-row table:style-name="ro1">
          <table:table-cell table:style-name="ce3" table:formula="of:=IF(([.B47]-[.$C$3])&gt;0; [.B47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7]&gt;0); [.C47]*[.$F$4]; &quot;&quot;)">
            <text:p/>
          </table:table-cell>
          <table:table-cell table:style-name="ce8" table:formula="of:=IFERROR(IF(([.D47]+[.C47])&gt;0; [.D47]+[.C47]; &quot; &quot;);&quot;&quot;)">
            <text:p/>
          </table:table-cell>
          <table:table-cell/>
        </table:table-row>
        <table:table-row table:style-name="ro1">
          <table:table-cell table:style-name="ce3" table:formula="of:=IF(([.B48]-[.$C$3])&gt;0; [.B48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8]&gt;0); [.C48]*[.$F$4]; &quot;&quot;)">
            <text:p/>
          </table:table-cell>
          <table:table-cell table:style-name="ce8" table:formula="of:=IFERROR(IF(([.D48]+[.C48])&gt;0; [.D48]+[.C48]; &quot; &quot;);&quot;&quot;)">
            <text:p/>
          </table:table-cell>
          <table:table-cell/>
        </table:table-row>
        <table:table-row table:style-name="ro1">
          <table:table-cell table:style-name="ce3" table:formula="of:=IF(([.B49]-[.$C$3])&gt;0; [.B49]-[.$C$3]; &quot; &quot;)" office:value-type="string" office:string-value=" " calcext:value-type="string">
            <text:p><text:s/></text:p>
          </table:table-cell>
          <table:table-cell table:style-name="ce3"/>
          <table:table-cell table:style-name="ce8" office:value-type="currency" office:currency="BRL" office:value="0" calcext:value-type="currency">
            <text:p>R$ 0,00</text:p>
          </table:table-cell>
          <table:table-cell table:style-name="ce8" table:formula="of:=IF(([.C49]&gt;0); [.C49]*[.$F$4]; &quot;&quot;)">
            <text:p/>
          </table:table-cell>
          <table:table-cell table:style-name="ce8" table:formula="of:=IFERROR(IF(([.D49]+[.C49])&gt;0; [.D49]+[.C49]; &quot; &quot;);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2" table:style-name="ta2">
        <table:table-column table:style-name="co4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2" office:value-type="percentage" office:value="0.0458" calcext:value-type="percentage">
            <text:p>4,58%</text:p>
          </table:table-cell>
          <table:table-cell table:style-name="ce12" office:value-type="percentage" office:value="-0.0073" calcext:value-type="percentage">
            <text:p>-0,73%</text:p>
          </table:table-cell>
          <table:table-cell table:style-name="ce12" table:formula="of:=(1 + [.D4])^12 - 1" office:value-type="percentage" office:value="0.038194002038044" calcext:value-type="percentage">
            <text:p>3,82%</text:p>
          </table:table-cell>
        </table:table-row>
        <table:table-row table:style-name="ro1">
          <table:table-cell/>
          <table:table-cell table:style-name="ce12" table:formula="of:=(1 + [.B3])^(1/12) - 1" office:value-type="percentage" office:value="0.00373881723552127" calcext:value-type="percentage">
            <text:p>0,37%</text:p>
          </table:table-cell>
          <table:table-cell table:style-name="ce12" table:formula="of:=(1 + [.C3])^(1/12) - 1" office:value-type="percentage" office:value="-0.000610378258893096" calcext:value-type="percentage">
            <text:p>-0,06%</text:p>
          </table:table-cell>
          <table:table-cell table:style-name="ce12" table:formula="of:=[.B4]+[.C4]" office:value-type="percentage" office:value="0.00312843897662818" calcext:value-type="percentage">
            <text:p>0,3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2" style:display-name="PageStyle_Planilha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20:33:07</meta:creation-date>
    <dc:language>pt-BR</dc:language>
    <dc:date>2025-10-14T22:43:53.093412803</dc:date>
    <meta:editing-cycles>16</meta:editing-cycles>
    <meta:editing-duration>P2DT11H46M33S</meta:editing-duration>
    <meta:generator>LibreOffice/24.2.7.2$Linux_X86_64 LibreOffice_project/420$Build-2</meta:generator>
    <meta:document-statistic meta:table-count="2" meta:cell-count="180" meta:object-count="1"/>
    <meta:user-defined meta:name="AppVersion">15.0000</meta:user-defined>
  </office:meta>
</office:document-meta>
</file>